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99.14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150.04mm"/>
    </style:style>
    <style:style style:name="co9" style:family="table-column">
      <style:table-column-properties fo:break-before="auto" style:column-width="222.21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6.44mm"/>
    </style:style>
    <style:style style:name="ro1" style:family="table-row">
      <style:table-row-properties style:row-height="2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33" style:family="table-cell" style:parent-style-name="Default">
      <style:table-cell-properties fo:border="0.06pt solid #000000"/>
      <style:text-properties style:font-name="Arial" fo:font-weight="bold" style:font-weight-asian="bold" style:font-name-complex="Arial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9"/>
        <table:table-row table:style-name="ro1">
          <table:table-cell office:value-type="string" calcext:value-type="string">
            <text:p><text:span text:style-name="T1">Description</text:span></text:p>
            <text:p><text:span text:style-name="T2">LFS series (partial) – Quarterly survey results at France level from  the first quarter of 2005 to the second quarter of 2018 by sex, age. Included :</text:span></text:p>
            <text:p><text:span text:style-name="T2">- "Employment" (data source: </text:span><text:span text:style-name="T2"><text:a xlink:href="http://appsso.eurostat.ec.europa.eu/nui/show.do?dataset=lfsq_egan&amp;lang=en" xlink:type="simple">Eurostat</text:a></text:span><text:span text:style-name="T2">)</text:span></text:p>
            <text:p><text:span text:style-name="T2">- "Unemployment" (data source: </text:span><text:span text:style-name="T2"><text:a xlink:href="http://appsso.eurostat.ec.europa.eu/nui/show.do?dataset=lfsq_ugan&amp;lang=en" xlink:type="simple">Eurostat</text:a></text:span><text:span text:style-name="T2">)</text:span></text:p>
            <text:p><text:span text:style-name="T2">- "Active population" (data source: </text:span><text:span text:style-name="T2"><text:a xlink:href="http://appsso.eurostat.ec.europa.eu/nui/show.do?dataset=lfsq_agan&amp;lang=en" xlink:type="simple">Eurostat</text:a></text:span><text:span text:style-name="T2">)</text:span></text:p>
            <text:p><text:span text:style-name="T2">- "Unemployment rates" (data source: </text:span><text:span text:style-name="T2"><text:a xlink:href="http://appsso.eurostat.ec.europa.eu/nui/show.do?dataset=lfsq_urgan&amp;lang=en" xlink:type="simple">Eurostat</text:a></text:span><text:span text:style-name="T2">)</text:span></text:p>
          </table:table-cell>
        </table:table-row>
      </table:table>
      <table:table table:name="DSD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 calcext:value-type="string">
            <text:p>DSD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 calcext:value-type="string">
            <text:p>codelist_id</text:p>
          </table:table-cell>
          <table:table-cell table:style-name="ce2" office:value-type="string" calcext:value-type="string">
            <text:p>concept_id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MEASURE</text:p>
          </table:table-cell>
          <table:table-cell office:value-type="string" calcext:value-type="string">
            <text:p>See MEASURE sheet</text:p>
          </table:table-cell>
          <table:table-cell office:value-type="string" calcext:value-type="string">
            <text:p>Measure 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GEO</text:p>
          </table:table-cell>
          <table:table-cell/>
          <table:table-cell office:value-type="string" calcext:value-type="string">
            <text:p>Dimension</text:p>
          </table:table-cell>
          <table:table-cell office:value-type="string" calcext:value-type="string">
            <text:p>French official geographic code + FE for France</text:p>
          </table:table-cell>
        </table:table-row>
        <table:table-row table:style-name="ro4">
          <table:table-cell office:value-type="string" calcext:value-type="string">
            <text:p>TIME_PERIOD</text:p>
          </table:table-cell>
          <table:table-cell/>
          <table:table-cell office:value-type="string" calcext:value-type="string">
            <text:p>Time Dimension</text:p>
          </table:table-cell>
          <table:table-cell office:value-type="string" calcext:value-type="string">
            <text:p>From 2014 to 2017</text:p>
          </table:table-cell>
        </table:table-row>
        <table:table-row table:style-name="ro4">
          <table:table-cell office:value-type="string" calcext:value-type="string">
            <text:p>OBS_VALUE</text:p>
          </table:table-cell>
          <table:table-cell/>
          <table:table-cell office:value-type="string" calcext:value-type="string">
            <text:p>Primary Measure</text:p>
          </table:table-cell>
          <table:table-cell/>
        </table:table-row>
        <table:table-row table:style-name="ro4">
          <table:table-cell office:value-type="string" calcext:value-type="string">
            <text:p>OBS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office:value-type="string" calcext:value-type="string">
            <text:p>CONF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4" office:value-type="string" calcext:value-type="string">
            <text:p>UNIT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8" office:value-type="string" calcext:value-type="string">
            <text:p>UNIT_MULT</text:p>
          </table:table-cell>
          <table:table-cell table:style-name="ce16"/>
          <table:table-cell table:style-name="ce17" office:value-type="string" calcext:value-type="string">
            <text:p>Observation attribute</text:p>
          </table:table-cell>
          <table:table-cell table:style-name="ce8" office:value-type="string" calcext:value-type="string">
            <text:p>Multiplicity</text:p>
          </table:table-cell>
        </table:table-row>
        <table:table-row table:style-name="ro4">
          <table:table-cell table:style-name="ce8" office:value-type="string" calcext:value-type="string">
            <text:p>QUAL_STATUS</text:p>
          </table:table-cell>
          <table:table-cell table:style-name="ce16"/>
          <table:table-cell table:style-name="ce17" office:value-type="string" calcext:value-type="string">
            <text:p>Observation attribute</text:p>
          </table:table-cell>
          <table:table-cell table:style-name="ce8"/>
        </table:table-row>
      </table:table>
      <table:table table:name="MEASURE" table:style-name="ta1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number-columns-repeated="1021" table:default-cell-style-name="ce24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  <table:table-cell table:style-name="ce33" office:value-type="string" calcext:value-type="string">
            <text:p>concept label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NBPE</text:p>
          </table:table-cell>
          <table:table-cell table:style-name="ce45" office:value-type="string" calcext:value-type="string">
            <text:p>Number of building permits</text:p>
          </table:table-cell>
          <table:table-cell table:style-name="ce37" office:value-type="string" calcext:value-type="string">
            <text:p>https://ec.europa.eu/eurostat/statistics-explained/index.php?title=Glossary:Building_permit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O" table:style-name="ta1">
        <table:table-column table:style-name="co2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See COG</text:p>
          </table:table-cell>
          <table:table-cell/>
        </table:table-row>
      </table:table>
      <table:table table:name="OBS_STATUS" table:style-name="ta1">
        <table:table-column table:style-name="co2" table:default-cell-style-name="ce8"/>
        <table:table-column table:style-name="co11" table:default-cell-style-name="ce8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reliabl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ormal value</text:p>
          </table:table-cell>
        </table:table-row>
      </table:table>
      <table:table table:name="CONF_STATUS" table:style-name="ta1">
        <table:table-column table:style-name="co2" table:default-cell-style-name="Default"/>
        <table:table-column table:style-name="co12" table:default-cell-style-name="Default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table:style-name="ce31" office:value-type="string" calcext:value-type="string">
            <text:p>F</text:p>
          </table:table-cell>
          <table:table-cell table:style-name="ce32" office:value-type="string" calcext:value-type="string">
            <text:p>Free</text:p>
          </table:table-cell>
        </table:table-row>
        <table:table-row table:style-name="ro2" table:number-rows-repeated="519">
          <table:table-cell table:number-columns-repeated="2"/>
        </table:table-row>
        <table:table-row table:style-name="ro2">
          <table:table-cell office:value-type="string" calcext:value-type="string">
            <text:p>,,,,,,,,,,,,,,,,,,,,,,,,,,,,,,,,,,,,,,,,,,,,,,,,,,,,,,,,,,,,,,,,,,,,,,,,,,,,,,,,,,,,,,,,,,,,,,,,,,,,,,,,,,,,,,,,,,,,,,,,,,,,,,,,,,,,,,,,,,,,,,,,,,,,,,,,,,,,,,,,,,,++++++++++++++++++++++++++++++++++++++++++++++++++++++++</text:p>
          </table:table-cell>
          <table:table-cell/>
        </table:table-row>
      </table:table>
      <table:table table:name="UNIT" table:style-name="ta1">
        <table:table-column table:style-name="co2" table:default-cell-style-name="ce29"/>
        <table:table-column table:style-name="co5" table:default-cell-style-name="ce28"/>
        <table:table-row table:style-name="ro2">
          <table:table-cell table:style-name="ce28"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table:style-name="ce29"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PC_TOT</text:p>
          </table:table-cell>
          <table:table-cell table:style-name="ce30" office:value-type="string" calcext:value-type="string">
            <text:p>Percentage of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currency-style style:name="N24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4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47P0"/>
    </number:currency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3:35:12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9:18.117000000</meta:creation-date>
    <meta:generator>LibreOffice/5.4.6.2$Windows_X86_64 LibreOffice_project/4014ce260a04f1026ba855d3b8d91541c224eab8</meta:generator>
    <dc:date>2018-09-04T18:16:51.906000000</dc:date>
    <meta:editing-duration>PT17H32M16S</meta:editing-duration>
    <meta:editing-cycles>107</meta:editing-cycles>
    <dc:creator>Thomas Dubois</dc:creator>
    <meta:document-statistic meta:table-count="7" meta:cell-count="52" meta:object-count="0"/>
  </office:meta>
</office:document-meta>
</file>